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9.017cm" svg:height="1.905cm" svg:x="5.953cm" svg:y="1.635cm">
          <text:p text:style-name="P1"><text:span text:style-name="T1">System is adequately secure against moderate thre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3.81cm" svg:height="3.683cm" svg:x="1.254cm" svg:y="3.667cm">
          <text:p text:style-name="P2"><text:span text:style-name="T2">Security requirements id'd and met by functionality for confidentiality, integrity, &amp; avai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3.159cm" svg:y1="3.667cm" svg:x2="7.273cm" svg:y2="3.261cm" draw:start-shape="id1" draw:start-glue-point="0" draw:end-shape="id2" draw:end-glue-point="7" svg:d="M3159 3667l4114-406" svg:viewBox="0 0 4115 407">
          <text:p/>
        </draw:connector>
        <draw:custom-shape draw:style-name="gr1" draw:text-style-name="P3" xml:id="id3" draw:id="id3" draw:layer="layout" svg:width="2.54cm" svg:height="1.397cm" svg:x="5.445cm" svg:y="6.207cm">
          <text:p text:style-name="P2"><text:span text:style-name="T2">Security in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9" draw:id="id9" draw:layer="layout" svg:width="2.286cm" svg:height="1.397cm" svg:x="1.889cm" svg:y="7.858cm">
          <text:p text:style-name="P2"><text:span text:style-name="T2">Simple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8" draw:id="id8" draw:layer="layout" svg:width="2.667cm" svg:height="2.032cm" svg:x="2.905cm" svg:y="9.636cm">
          <text:p text:style-name="P2"><text:span text:style-name="T2">Secure design principles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1" draw:id="id11" draw:layer="layout" svg:width="2.286cm" svg:height="2.159cm" svg:x="6.715cm" svg:y="8.747cm">
          <text:p text:style-name="P2"><text:span text:style-name="T2">Memory-safe lang-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0" draw:id="id10" draw:layer="layout" svg:width="3.175cm" svg:height="1.397cm" svg:x="4.175cm" svg:y="12.049cm">
          <text:p text:style-name="P2"><text:span text:style-name="T2">Availability through scale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6" draw:id="id6" draw:layer="layout" svg:width="2.286cm" svg:height="1.905cm" svg:x="9.509cm" svg:y="9.001cm">
          <text:p text:style-name="P2"><text:span text:style-name="T2">Security in imple-ment-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5" draw:id="id5" draw:layer="layout" svg:width="2.667cm" svg:height="2.191cm" svg:x="7.858cm" svg:y="11.763cm">
          <text:p text:style-name="P2"><text:span text:style-name="T2">OWASP top 10 <text:s/>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6" draw:id="id16" draw:layer="layout" svg:width="2.413cm" svg:height="1.651cm" svg:x="10.779cm" svg:y="11.849cm">
          <text:p text:style-name="P2"><text:span text:style-name="T2">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7" draw:id="id17" draw:layer="layout" svg:width="2.921cm" svg:height="0.889cm" svg:x="13.319cm" svg:y="11.795cm">
          <text:p text:style-name="P2"><text:span text:style-name="T2">Harde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7" draw:id="id7" draw:layer="layout" svg:width="2.794cm" svg:height="1.397cm" svg:x="14.589cm" svg:y="9.001cm">
          <text:p text:style-name="P2"><text:span text:style-name="T2">Security in ve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2" draw:id="id12" draw:layer="layout" svg:width="2.413cm" svg:height="1.905cm" svg:x="12.049cm" svg:y="9.001cm">
          <text:p text:style-name="P2"><text:span text:style-name="T2">Supply chain (reus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4" draw:id="id14" draw:layer="layout" svg:width="2.286cm" svg:height="2.159cm" svg:x="18.018cm" svg:y="4.526cm">
          <text:p text:style-name="P2"><text:span text:style-name="T2">Develop-ment environ-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3" draw:id="id13" draw:layer="layout" svg:width="2.794cm" svg:height="1.778cm" svg:x="17.637cm" svg:y="6.977cm">
          <text:p text:style-name="P2"><text:span text:style-name="T2">Deploy-ment &amp; oper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5" draw:id="id15" draw:layer="layout" svg:width="2.54cm" svg:height="1.397cm" svg:x="17.764cm" svg:y="2.875cm">
          <text:p text:style-name="P2"><text:span text:style-name="T2">Peop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6.715cm" svg:y1="6.207cm" svg:x2="10.464cm" svg:y2="3.542cm" draw:start-shape="id3" draw:start-glue-point="0" draw:end-shape="id4" draw:end-glue-point="3" svg:d="M6715 6207l3749-2665" svg:viewBox="0 0 3750 2666">
          <text:p/>
        </draw:connector>
        <draw:connector draw:style-name="gr2" draw:text-style-name="P2" draw:layer="layout" draw:type="line" svg:x1="9.191cm" svg:y1="11.763cm" svg:x2="10.652cm" svg:y2="10.906cm" draw:start-shape="id5" draw:start-glue-point="0" draw:end-shape="id6" draw:end-glue-point="2" svg:d="M9191 11763l1461-857" svg:viewBox="0 0 1462 858">
          <text:p/>
        </draw:connector>
        <draw:connector draw:style-name="gr2" draw:text-style-name="P2" draw:layer="layout" draw:type="line" svg:x1="15.986cm" svg:y1="9.001cm" svg:x2="10.463cm" svg:y2="3.541cm" draw:start-shape="id7" draw:start-glue-point="0" svg:d="M15986 9001l-5523-5460" svg:viewBox="0 0 5524 5461">
          <text:p/>
        </draw:connector>
        <draw:connector draw:style-name="gr2" draw:text-style-name="P2" draw:layer="layout" draw:type="line" svg:x1="4.238cm" svg:y1="9.636cm" svg:x2="6.715cm" svg:y2="7.604cm" draw:start-shape="id8" draw:start-glue-point="0" draw:end-shape="id3" draw:end-glue-point="2" svg:d="M4238 9636l2477-2032" svg:viewBox="0 0 2478 2033">
          <text:p/>
        </draw:connector>
        <draw:connector draw:style-name="gr2" draw:text-style-name="P2" draw:layer="layout" draw:type="line" svg:x1="4.175cm" svg:y1="8.556cm" svg:x2="6.715cm" svg:y2="7.604cm" draw:start-shape="id9" draw:start-glue-point="1" draw:end-shape="id3" draw:end-glue-point="2" svg:d="M4175 8556l2540-952" svg:viewBox="0 0 2541 953">
          <text:p/>
        </draw:connector>
        <draw:connector draw:style-name="gr2" draw:text-style-name="P2" draw:layer="layout" draw:type="line" svg:x1="5.762cm" svg:y1="12.049cm" svg:x2="6.715cm" svg:y2="7.604cm" draw:start-shape="id10" draw:start-glue-point="0" draw:end-shape="id3" draw:end-glue-point="2" svg:d="M5762 12049l953-4445" svg:viewBox="0 0 954 4446">
          <text:p/>
        </draw:connector>
        <draw:connector draw:style-name="gr2" draw:text-style-name="P2" draw:layer="layout" draw:type="line" svg:x1="7.858cm" svg:y1="8.747cm" svg:x2="6.715cm" svg:y2="7.604cm" draw:start-shape="id11" draw:start-glue-point="0" draw:end-shape="id3" draw:end-glue-point="2" svg:d="M7858 8747l-1143-1143" svg:viewBox="0 0 1144 1144">
          <text:p/>
        </draw:connector>
        <draw:connector draw:style-name="gr2" draw:text-style-name="P2" draw:layer="layout" draw:type="line" svg:x1="13.255cm" svg:y1="9.001cm" svg:x2="10.464cm" svg:y2="3.542cm" draw:start-shape="id12" draw:start-glue-point="0" svg:d="M13255 9001l-2791-5459" svg:viewBox="0 0 2792 5460">
          <text:p/>
        </draw:connector>
        <draw:connector draw:style-name="gr2" draw:text-style-name="P2" xml:id="id4" draw:id="id4" draw:layer="layout" draw:type="line" svg:x1="17.637cm" svg:y1="7.866cm" svg:x2="10.464cm" svg:y2="3.542cm" draw:start-shape="id13" svg:d="M17637 7866l-7173-4324" svg:viewBox="0 0 7174 4325">
          <text:p/>
        </draw:connector>
        <draw:connector draw:style-name="gr2" draw:text-style-name="P2" draw:layer="layout" draw:type="line" svg:x1="18.018cm" svg:y1="5.605cm" svg:x2="13.65cm" svg:y2="3.261cm" draw:start-shape="id14" draw:start-glue-point="3" draw:end-shape="id2" draw:end-glue-point="9" svg:d="M18018 5605l-4368-2344" svg:viewBox="0 0 4369 2345">
          <text:p/>
        </draw:connector>
        <draw:connector draw:style-name="gr2" draw:text-style-name="P2" draw:layer="layout" draw:type="line" svg:x1="17.764cm" svg:y1="3.573cm" svg:x2="13.65cm" svg:y2="3.261cm" draw:start-shape="id15" draw:start-glue-point="3" draw:end-shape="id2" draw:end-glue-point="9" svg:d="M17764 3573l-4114-312" svg:viewBox="0 0 4115 313">
          <text:p/>
        </draw:connector>
        <draw:connector draw:style-name="gr2" draw:text-style-name="P2" draw:layer="layout" draw:type="line" svg:x1="11.985cm" svg:y1="11.849cm" svg:x2="10.652cm" svg:y2="10.907cm" draw:start-shape="id16" draw:start-glue-point="0" svg:d="M11985 11849l-1333-942" svg:viewBox="0 0 1334 943">
          <text:p/>
        </draw:connector>
        <draw:connector draw:style-name="gr2" draw:text-style-name="P2" draw:layer="layout" draw:type="line" svg:x1="14.779cm" svg:y1="11.795cm" svg:x2="10.653cm" svg:y2="10.908cm" draw:start-shape="id17" draw:start-glue-point="0" svg:d="M14779 11795l-4126-887" svg:viewBox="0 0 4127 888">
          <text:p/>
        </draw:connector>
        <draw:connector draw:style-name="gr2" draw:text-style-name="P2" draw:layer="layout" draw:type="line" svg:x1="10.652cm" svg:y1="9.001cm" svg:x2="10.464cm" svg:y2="3.542cm" draw:start-shape="id6" draw:start-glue-point="0" draw:end-shape="id4" draw:end-glue-point="3" svg:d="M10652 9001l-188-5459" svg:viewBox="0 0 189 5460">
          <text:p/>
        </draw:connector>
        <draw:custom-shape draw:style-name="gr1" draw:text-style-name="P3" xml:id="id18" draw:id="id18" draw:layer="layout" svg:width="2.54cm" svg:height="1.016cm" svg:x="18.05cm" svg:y="9.263cm">
          <text:p text:style-name="P2"><text:span text:style-name="T2">Style check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9" draw:id="id19" draw:layer="layout" svg:width="2.794cm" svg:height="1.905cm" svg:x="17.818cm" svg:y="10.479cm">
          <text:p text:style-name="P2"><text:span text:style-name="T2">Security vulner-ability scan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20" draw:id="id20" draw:layer="layout" svg:width="7.382cm" svg:height="0.889cm" svg:x="13.192cm" svg:y="13.351cm">
          <text:p text:style-name="P2"><text:span text:style-name="T2">Automated testing, 90%+ cove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8.05cm" svg:y1="9.771cm" svg:x2="17.383cm" svg:y2="9.699cm" draw:start-shape="id18" draw:start-glue-point="3" draw:end-shape="id7" draw:end-glue-point="1" svg:d="M18050 9771l-667-72" svg:viewBox="0 0 668 73">
          <text:p/>
        </draw:connector>
        <draw:connector draw:style-name="gr2" draw:text-style-name="P2" draw:layer="layout" draw:type="line" svg:x1="17.818cm" svg:y1="11.431cm" svg:x2="15.986cm" svg:y2="10.398cm" draw:start-shape="id19" draw:start-glue-point="3" draw:end-shape="id7" draw:end-glue-point="2" svg:d="M17818 11431l-1832-1033" svg:viewBox="0 0 1833 1034">
          <text:p/>
        </draw:connector>
        <draw:connector draw:style-name="gr2" draw:text-style-name="P2" draw:layer="layout" draw:type="line" svg:x1="16.883cm" svg:y1="13.351cm" svg:x2="15.987cm" svg:y2="10.399cm" draw:start-shape="id20" draw:start-glue-point="0" svg:d="M16883 13351l-896-2952" svg:viewBox="0 0 897 2953">
          <text:p/>
        </draw:connector>
        <draw:custom-shape draw:style-name="gr1" draw:text-style-name="P3" xml:id="id21" draw:id="id21" draw:layer="layout" svg:width="2.54cm" svg:height="0.762cm" svg:x="17.464cm" svg:y="12.453cm">
          <text:p text:style-name="P2"><text:span text:style-name="T2">F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7.464cm" svg:y1="12.834cm" svg:x2="15.987cm" svg:y2="10.399cm" draw:start-shape="id21" draw:start-glue-point="3" svg:d="M17464 12834l-1477-2435" svg:viewBox="0 0 1478 24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08T19:16:40.010126836</dc:date>
    <meta:editing-duration>PT40M44S</meta:editing-duration>
    <meta:editing-cycles>12</meta:editing-cycles>
    <meta:generator>LibreOffice/4.2.8.2$Linux_X86_64 LibreOffice_project/420m0$Build-2</meta:generator>
    <meta:document-statistic meta:object-count="39"/>
  </office:meta>
</office:document-meta>
</file>